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chaj płomień</text:span><text:span text:style-name="T1"><text:line-break/></text:span><text:span text:style-name="T1">Twej miłości</text:span><text:span text:style-name="T1"><text:line-break/></text:span><text:span text:style-name="T1">spali mnie</text:span><text:span text:style-name="T1"><text:line-break/></text:span><text:span text:style-name="T1">Niechaj spłonę</text:span><text:span text:style-name="T1"><text:line-break/></text:span><text:span text:style-name="T1">dzisiaj w n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odążam Twoim śladem,</text:span><text:span text:style-name="T1"><text:line-break/></text:span><text:span text:style-name="T1">oto widzę</text:span><text:span text:style-name="T1"><text:line-break/></text:span><text:span text:style-name="T1">Jeszcze drżą gałązki,</text:span><text:span text:style-name="T1"><text:line-break/></text:span><text:span text:style-name="T1">które poruszyłeś</text:span><text:span text:style-name="T1"><text:line-break/></text:span><text:span text:style-name="T1">Widzę Twój cień,</text:span><text:span text:style-name="T1"><text:line-break/></text:span><text:span text:style-name="T1">jeszcze żarzą się węgle z ognia</text:span><text:span text:style-name="T1"><text:line-break/></text:span><text:span text:style-name="T1">Który rozpaliłeś,</text:span><text:span text:style-name="T1"><text:line-break/></text:span><text:span text:style-name="T1">byłeś tu przede mn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Niechaj płomień</text:span><text:span text:style-name="T1"><text:line-break/></text:span><text:span text:style-name="T1">Twej miłości</text:span><text:span text:style-name="T1"><text:line-break/></text:span><text:span text:style-name="T1">spali mnie</text:span><text:span text:style-name="T1"><text:line-break/></text:span><text:span text:style-name="T1">Niechaj spłonę</text:span><text:span text:style-name="T1"><text:line-break/></text:span><text:span text:style-name="T1">dzisiaj w n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Czuję Twą obecność,</text:span><text:span text:style-name="T1"><text:line-break/></text:span><text:span text:style-name="T1">lecz nie mogę </text:span><text:span text:style-name="T1">Ciebie dojrzeć,</text:span><text:span text:style-name="T1"><text:line-break/></text:span><text:span text:style-name="T1">Panie, </text:span><text:span text:style-name="T1">tylko Cię odczuwam</text:span><text:span text:style-name="T1"><text:line-break/></text:span><text:span text:style-name="T1">Wszystko stworzenie</text:span><text:span text:style-name="T1"><text:line-break/></text:span><text:span text:style-name="T1">mówi do mnie,</text:span><text:span text:style-name="T1"><text:line-break/></text:span><text:span text:style-name="T1">Że byłeś tutaj przed chwil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Niechaj płomień</text:span><text:span text:style-name="T1"><text:line-break/></text:span><text:span text:style-name="T1">Twej miłości</text:span><text:span text:style-name="T1"><text:line-break/></text:span><text:span text:style-name="T1">spali mnie</text:span><text:span text:style-name="T1"><text:line-break/></text:span><text:span text:style-name="T1">Niechaj spłonę</text:span><text:span text:style-name="T1"><text:line-break/></text:span><text:span text:style-name="T1">dzisiaj w n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lisko stał mój Pan</text:span><text:span text:style-name="T1"><text:line-break/></text:span><text:span text:style-name="T1">- słyszę jeszcze</text:span><text:span text:style-name="T1"><text:line-break/></text:span><text:span text:style-name="T1">Delikatne bicie </text:span><text:span text:style-name="T1">Jego serca.</text:span><text:span text:style-name="T1"><text:line-break/></text:span><text:span text:style-name="T1">Proszę daj mi się dotknąć,</text:span><text:span text:style-name="T1"><text:line-break/></text:span><text:span text:style-name="T1">tęsknię Panie</text:span><text:span text:style-name="T1"><text:line-break/></text:span><text:span text:style-name="T1">Do spotkania z Tobą</text:span><text:span text:style-name="T1"><text:line-break/></text:span><text:span text:style-name="T1">twarzą w twar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Niechaj płomień</text:span><text:span text:style-name="T1"><text:line-break/></text:span><text:span text:style-name="T1">Twej miłości</text:span><text:span text:style-name="T1"><text:line-break/></text:span><text:span text:style-name="T1">spali mnie</text:span><text:span text:style-name="T1"><text:line-break/></text:span><text:span text:style-name="T1">Niechaj spłonę</text:span><text:span text:style-name="T1"><text:line-break/></text:span><text:span text:style-name="T1">dzisiaj w n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ówisz tak delikatnie,</text:span><text:span text:style-name="T1"><text:line-break/></text:span><text:span text:style-name="T1">że tylko gdy milczę</text:span><text:span text:style-name="T1"><text:line-break/></text:span><text:span text:style-name="T1">Mogę usłyszeć </text:span><text:span text:style-name="T1">Twoje słowa.</text:span><text:span text:style-name="T1"><text:line-break/></text:span><text:span text:style-name="T1">Błagam przebij moje serce,</text:span><text:span text:style-name="T1"><text:line-break/></text:span><text:span text:style-name="T1">abym umarł,</text:span><text:span text:style-name="T1"><text:line-break/></text:span><text:span text:style-name="T1">Abym umarł</text:span><text:span text:style-name="T1"><text:line-break/></text:span><text:span text:style-name="T1">z miłości do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Niechaj płomień</text:span><text:span text:style-name="T1"><text:line-break/></text:span><text:span text:style-name="T1">Twej miłości</text:span><text:span text:style-name="T1"><text:line-break/></text:span><text:span text:style-name="T1">spali mnie</text:span><text:span text:style-name="T1"><text:line-break/></text:span><text:span text:style-name="T1">Niechaj spłonę</text:span><text:span text:style-name="T1"><text:line-break/></text:span><text:span text:style-name="T1">dzisiaj w n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11-01T19:53:58</meta:creation-date>
    <dc:creator>Rafał Talacha</dc:creator>
    <dc:date>2009-01-27T10:33:00</dc:date>
    <dc:language>pl-PL</dc:language>
    <meta:editing-cycles>5</meta:editing-cycles>
    <meta:editing-duration>PT9M58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